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b34" officeooo:paragraph-rsid="001c4b34"/>
    </style:style>
    <style:style style:name="P2" style:family="paragraph" style:parent-style-name="Standard">
      <style:text-properties fo:font-weight="bold" officeooo:rsid="001c4b34" officeooo:paragraph-rsid="001c4b34" style:font-weight-asian="bold" style:font-weight-complex="bold"/>
    </style:style>
    <style:style style:name="P3" style:family="paragraph" style:parent-style-name="Standard">
      <style:text-properties fo:font-weight="normal" officeooo:rsid="001c4b34" officeooo:paragraph-rsid="001c4b3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Pense bete<text:tab/></text:p>
      <text:p text:style-name="P1"/>
      <text:p text:style-name="P2">Fonction :</text:p>
      <text:p text:style-name="P2"/>
      <text:p text:style-name="P2">Passage par valeur</text:p>
      <text:p text:style-name="P1">La fonction travail sur une copie de l’argument dans la zone local.</text:p>
      <text:p text:style-name="P1"/>
      <text:p text:style-name="P1">fonction f(int x) {</text:p>
      <text:p text:style-name="P1"><text:tab/>x = x+1 ;</text:p>
      <text:p text:style-name="P1"><text:tab/>cout <text:s/></text:p>
      <text:p text:style-name="P1">}</text:p>
      <text:p text:style-name="P1"/>
      <text:p text:style-name="P1">int main() {</text:p>
      <text:p text:style-name="P1"><text:tab/>int val(1)</text:p>
      <text:p text:style-name="P1"><text:tab/>f(val) ;</text:p>
      <text:p text:style-name="P1">}</text:p>
      <text:p text:style-name="P1"><text:s/>x=2 val=1</text:p>
      <text:p text:style-name="P2">Passage par référence </text:p>
      <text:p text:style-name="P3">la fonction travail sur une réference de val</text:p>
      <text:p text:style-name="P3">toute modification de x modifie aussi val.</text:p>
      <text:p text:style-name="P3"/>
      <text:p text:style-name="P1">fonction f(int&amp; x) {</text:p>
      <text:p text:style-name="P1"><text:tab/>x=x+1 ;<text:tab/></text:p>
      <text:p text:style-name="P1">}</text:p>
      <text:p text:style-name="P1"/>
      <text:p text:style-name="P1">int main() {</text:p>
      <text:p text:style-name="P1"><text:tab/>int val(1)</text:p>
      <text:p text:style-name="P1"><text:tab/>f(val) ;</text:p>
      <text:p text:style-name="P1">}</text:p>
      <text:p text:style-name="P1">x=2 val=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0:01:51.817500344</meta:creation-date>
    <dc:date>2019-01-23T10:09:51.298318714</dc:date>
    <meta:editing-duration>PT8M2S</meta:editing-duration>
    <meta:editing-cycles>1</meta:editing-cycles>
    <meta:document-statistic meta:table-count="0" meta:image-count="0" meta:object-count="0" meta:page-count="1" meta:paragraph-count="24" meta:word-count="74" meta:character-count="371" meta:non-whitespace-character-count="303"/>
    <meta:generator>LibreOffice/6.0.7.3$Linux_X86_64 LibreOffice_project/00m0$Build-3</meta:generator>
  </office:meta>
</office:document-meta>
</file>